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8.00pt" fo:font-weight="normal" fo:font-family="Arial" style:font-family-asian="Arial" style:font-family-complex="Arial"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00pt" fo:font-weight="bold" fo:font-family="'DejaVu Serif'" style:font-family-asian="'DejaVu Serif'" style:font-family-complex="'DejaVu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bold" fo:font-family="'DejaVu Serif'" style:font-family-asian="'DejaVu Serif'" style:font-family-complex="'DejaVu Serif'" fo:background-color="transparent" style:use-window-font-color="true"/>
    </style:style>
    <style:style style:name="T10" style:family="text">
      <style:text-properties fo:font-size="10.00pt" fo:font-weight="normal" fo:font-family="'DejaVu Serif'" style:font-family-asian="'DejaVu Serif'" style:font-family-complex="'DejaVu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0.00pt" fo:font-weight="normal" fo:font-family="'DejaVu Serif'" style:font-family-asian="'DejaVu Serif'" style:font-family-complex="'DejaVu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0.00pt" fo:font-weight="normal" fo:font-family="'DejaVu Serif'" style:font-family-asian="'DejaVu Serif'" style:font-family-complex="'DejaVu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bold" fo:font-family="'DejaVu Serif'" style:font-family-asian="'DejaVu Serif'" style:font-family-complex="'DejaVu Serif'" fo:background-color="transparent" style:use-window-font-color="true"/>
    </style:style>
    <style:style style:name="T17" style:family="text">
      <style:text-properties fo:font-size="10.00pt" fo:font-weight="normal" fo:font-family="'DejaVu Serif'" style:font-family-asian="'DejaVu Serif'" style:font-family-complex="'DejaVu Serif'" fo:background-color="transparent" style:use-window-font-color="true"/>
    </style:style>
    <style:style style:name="T18" style:family="text">
      <style:text-properties fo:font-size="10.00pt" fo:font-weight="bold" fo:font-family="'DejaVu Serif'" style:font-family-asian="'DejaVu Serif'" style:font-family-complex="'DejaVu Serif'" fo:background-color="transparent" style:use-window-font-color="true"/>
    </style:style>
    <style:style style:name="T19" style:family="text">
      <style:text-properties fo:font-size="10.00pt" fo:font-weight="normal" fo:font-family="'DejaVu Serif'" style:font-family-asian="'DejaVu Serif'" style:font-family-complex="'DejaVu Serif'"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0.00pt" fo:font-weight="normal" fo:font-family="'DejaVu Serif'" style:font-family-asian="'DejaVu Serif'" style:font-family-complex="'DejaVu Serif'"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0.00pt" fo:font-weight="normal" fo:font-family="'DejaVu Serif'" style:font-family-asian="'DejaVu Serif'" style:font-family-complex="'DejaVu Serif'" fo:background-color="transparent" style:use-window-font-color="true"/>
    </style:style>
    <style:style style:name="T24" style:family="text">
      <style:text-properties fo:font-size="10.00pt" fo:font-weight="bold" fo:font-family="'DejaVu Serif'" style:font-family-asian="'DejaVu Serif'" style:font-family-complex="'DejaVu Serif'" fo:background-color="transparent" style:use-window-font-color="true"/>
    </style:style>
    <style:style style:name="T25" style:family="text">
      <style:text-properties fo:font-size="10.00pt" fo:font-weight="normal" fo:font-family="'DejaVu Serif'" style:font-family-asian="'DejaVu Serif'" style:font-family-complex="'DejaVu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normal" fo:font-family="'DejaVu Serif'" style:font-family-asian="'DejaVu Serif'" style:font-family-complex="'DejaVu Serif'"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normal" fo:font-family="'DejaVu Serif'" style:font-family-asian="'DejaVu Serif'" style:font-family-complex="'DejaVu Serif'" fo:background-color="transparent" style:use-window-font-color="true"/>
    </style:style>
    <style:style style:name="T30" style:family="text">
      <style:text-properties fo:font-size="10.00pt" fo:font-weight="bold" fo:font-family="'DejaVu Serif'" style:font-family-asian="'DejaVu Serif'" style:font-family-complex="'DejaVu Serif'" fo:background-color="transparent" style:use-window-font-color="true"/>
    </style:style>
    <style:style style:name="T31" style:family="text">
      <style:text-properties fo:font-size="10.00pt" fo:font-weight="normal" fo:font-family="'DejaVu Serif'" style:font-family-asian="'DejaVu Serif'" style:font-family-complex="'DejaVu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DejaVu Serif'" style:font-family-asian="'DejaVu Serif'" style:font-family-complex="'DejaVu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DejaVu Serif'" style:font-family-asian="'DejaVu Serif'" style:font-family-complex="'DejaVu Serif'" fo:background-color="transparent" style:use-window-font-color="true"/>
    </style:style>
    <style:style style:name="T36" style:family="text">
      <style:text-properties fo:font-size="10.00pt" fo:font-weight="bold" fo:font-family="'DejaVu Serif'" style:font-family-asian="'DejaVu Serif'" style:font-family-complex="'DejaVu Serif'" fo:background-color="transparent" style:use-window-font-color="true"/>
    </style:style>
    <style:style style:name="T37" style:family="text">
      <style:text-properties fo:font-size="10.00pt" fo:font-weight="normal" fo:font-family="'DejaVu Serif'" style:font-family-asian="'DejaVu Serif'" style:font-family-complex="'DejaVu Serif'"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0.00pt" fo:font-weight="normal" fo:font-family="'DejaVu Serif'" style:font-family-asian="'DejaVu Serif'" style:font-family-complex="'DejaVu Serif'"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0.00pt" fo:font-weight="normal" fo:font-family="'DejaVu Serif'" style:font-family-asian="'DejaVu Serif'" style:font-family-complex="'DejaVu Serif'"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0.00pt" fo:font-weight="normal" fo:font-family="'DejaVu Serif'" style:font-family-asian="'DejaVu Serif'" style:font-family-complex="'DejaVu Serif'"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0.00pt" fo:font-weight="normal" fo:font-family="'DejaVu Serif'" style:font-family-asian="'DejaVu Serif'" style:font-family-complex="'DejaVu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0.00pt" fo:font-weight="normal" fo:font-family="'DejaVu Serif'" style:font-family-asian="'DejaVu Serif'" style:font-family-complex="'DejaVu Serif'"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0.00pt" fo:font-weight="normal" fo:font-family="'DejaVu Serif'" style:font-family-asian="'DejaVu Serif'" style:font-family-complex="'DejaVu Serif'"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0.00pt" fo:font-weight="normal" fo:font-family="'DejaVu Serif'" style:font-family-asian="'DejaVu Serif'" style:font-family-complex="'DejaVu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0.00pt" fo:font-weight="normal" fo:font-family="'DejaVu Serif'" style:font-family-asian="'DejaVu Serif'" style:font-family-complex="'DejaVu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0.00pt" fo:font-weight="normal" fo:font-family="'DejaVu Serif'" style:font-family-asian="'DejaVu Serif'" style:font-family-complex="'DejaVu Serif'"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0.00pt" fo:font-weight="normal" fo:font-family="'DejaVu Serif'" style:font-family-asian="'DejaVu Serif'" style:font-family-complex="'DejaVu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0.00pt" fo:font-weight="normal" fo:font-family="'DejaVu Serif'" style:font-family-asian="'DejaVu Serif'" style:font-family-complex="'DejaVu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0.00pt" fo:font-weight="normal" fo:font-family="'DejaVu Serif'" style:font-family-asian="'DejaVu Serif'" style:font-family-complex="'DejaVu Serif'"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0.00pt" fo:font-weight="normal" fo:font-family="'DejaVu Serif'" style:font-family-asian="'DejaVu Serif'" style:font-family-complex="'DejaVu Serif'"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0.00pt" fo:font-weight="normal" fo:font-family="'DejaVu Serif'" style:font-family-asian="'DejaVu Serif'" style:font-family-complex="'DejaVu Serif'"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0.00pt" fo:font-weight="normal" fo:font-family="'DejaVu Serif'" style:font-family-asian="'DejaVu Serif'" style:font-family-complex="'DejaVu Serif'"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0.00pt" fo:font-weight="normal" fo:font-family="'DejaVu Serif'" style:font-family-asian="'DejaVu Serif'" style:font-family-complex="'DejaVu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0.00pt" fo:font-weight="normal" fo:font-family="'DejaVu Serif'" style:font-family-asian="'DejaVu Serif'" style:font-family-complex="'DejaVu Serif'"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0.00pt" fo:font-weight="normal" fo:font-family="'DejaVu Serif'" style:font-family-asian="'DejaVu Serif'" style:font-family-complex="'DejaVu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0.00pt" fo:font-weight="normal" fo:font-family="'DejaVu Serif'" style:font-family-asian="'DejaVu Serif'" style:font-family-complex="'DejaVu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0.00pt" fo:font-weight="normal" fo:font-family="'DejaVu Serif'" style:font-family-asian="'DejaVu Serif'" style:font-family-complex="'DejaVu Serif'"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normal" fo:font-family="'DejaVu Serif'" style:font-family-asian="'DejaVu Serif'" style:font-family-complex="'DejaVu Serif'"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normal" fo:font-family="'DejaVu Serif'" style:font-family-asian="'DejaVu Serif'" style:font-family-complex="'DejaVu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normal" fo:font-family="'DejaVu Serif'" style:font-family-asian="'DejaVu Serif'" style:font-family-complex="'DejaVu Serif'"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normal" fo:font-family="'DejaVu Serif'" style:font-family-asian="'DejaVu Serif'" style:font-family-complex="'DejaVu Serif'"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DejaVu Serif'" style:font-family-asian="'DejaVu Serif'" style:font-family-complex="'DejaVu Serif'"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justify" fo:margin-left="2.75pt" fo:text-indent="-2.75pt">
        <style:tab-stops>
          <style:tab-stop style:position="504.75pt"/>
        </style:tab-stops>
      </style:paragraph-properties>
    </style:style>
    <style:style style:name="P2" style:family="paragraph">
      <style:paragraph-properties fo:line-height="115.00%" fo:text-align="justify" fo:margin-top="8.50pt" fo:margin-bottom="4.25pt"/>
    </style:style>
    <style:style style:name="P3" style:family="paragraph">
      <style:paragraph-properties fo:line-height="100.00%" fo:text-align="justify" fo:margin-left="2.75pt" fo:text-indent="-2.75pt">
        <style:tab-stops>
          <style:tab-stop style:position="504.75pt"/>
        </style:tab-stops>
      </style:paragraph-properties>
    </style:style>
    <style:style style:name="P4" style:family="paragraph">
      <style:paragraph-properties fo:line-height="100.00%" fo:text-align="justify" fo:margin-left="2.75pt" fo:text-indent="-2.75pt">
        <style:tab-stops>
          <style:tab-stop style:position="504.75pt"/>
        </style:tab-stops>
      </style:paragraph-properties>
    </style:style>
    <style:style style:name="P5" style:family="paragraph">
      <style:paragraph-properties fo:line-height="115.00%" fo:text-align="justify" fo:margin-top="12.00pt" fo:margin-bottom="6.00pt"/>
    </style:style>
    <style:style style:name="P6" style:family="paragraph">
      <style:paragraph-properties fo:line-height="100.00%" fo:text-align="justify" fo:margin-left="2.75pt" fo:text-indent="-2.75pt">
        <style:tab-stops>
          <style:tab-stop style:position="504.75pt"/>
        </style:tab-stops>
      </style:paragraph-properties>
    </style:style>
    <style:style style:name="P7" style:family="paragraph">
      <style:paragraph-properties fo:line-height="115.00%" fo:text-align="justify" fo:margin-bottom="10.00pt"/>
    </style:style>
    <style:style style:name="P8" style:family="paragraph">
      <style:paragraph-properties fo:line-height="100.00%" fo:text-align="justify" fo:margin-left="2.75pt" fo:text-indent="-2.75pt">
        <style:tab-stops>
          <style:tab-stop style:position="504.75pt"/>
        </style:tab-stops>
      </style:paragraph-properties>
    </style:style>
    <style:style style:name="P9" style:family="paragraph">
      <style:paragraph-properties fo:line-height="115.00%" fo:text-align="justify" fo:margin-bottom="10.00pt"/>
    </style:style>
    <style:style style:name="P10" style:family="paragraph">
      <style:paragraph-properties fo:line-height="100.00%" fo:text-align="justify" fo:margin-left="2.75pt" fo:text-indent="-2.75pt">
        <style:tab-stops>
          <style:tab-stop style:position="504.75pt"/>
        </style:tab-stops>
      </style:paragraph-properties>
    </style:style>
    <style:style style:name="P11" style:family="paragraph">
      <style:paragraph-properties fo:line-height="115.00%" fo:text-align="justify" fo:margin-bottom="10.00pt"/>
    </style:style>
    <style:style style:name="P12" style:family="paragraph">
      <style:paragraph-properties fo:line-height="100.00%" fo:text-align="justify" fo:margin-left="2.75pt" fo:text-indent="-2.75pt">
        <style:tab-stops>
          <style:tab-stop style:position="504.75pt"/>
        </style:tab-stops>
      </style:paragraph-properties>
    </style:style>
    <style:style style:name="P13" style:family="paragraph">
      <style:paragraph-properties fo:line-height="115.00%" fo:text-align="justify" fo:margin-bottom="10.00pt"/>
    </style:style>
    <style:style style:name="P14" style:family="paragraph">
      <style:paragraph-properties fo:line-height="100.00%" fo:text-align="justify" fo:margin-left="2.75pt" fo:text-indent="-2.75pt">
        <style:tab-stops>
          <style:tab-stop style:position="504.75pt"/>
        </style:tab-stops>
      </style:paragraph-properties>
    </style:style>
    <style:style style:name="P15" style:family="paragraph">
      <style:paragraph-properties fo:line-height="115.00%" fo:text-align="justify" fo:margin-bottom="10.00pt"/>
    </style:style>
    <style:style style:name="P16" style:family="paragraph">
      <style:paragraph-properties fo:line-height="100.00%" fo:text-align="justify" fo:margin-left="2.75pt" fo:text-indent="-2.75pt">
        <style:tab-stops>
          <style:tab-stop style:position="504.75pt"/>
        </style:tab-stops>
      </style:paragraph-properties>
    </style:style>
    <style:style style:name="P17" style:family="paragraph">
      <style:paragraph-properties fo:line-height="115.00%" fo:text-align="justify" fo:margin-bottom="10.00pt"/>
    </style:style>
    <style:style style:name="P18" style:family="paragraph">
      <style:paragraph-properties fo:line-height="100.00%" fo:text-align="justify" fo:margin-left="2.75pt" fo:text-indent="-2.75pt">
        <style:tab-stops>
          <style:tab-stop style:position="504.75pt"/>
        </style:tab-stops>
      </style:paragraph-properties>
    </style:style>
    <style:style style:name="P19" style:family="paragraph">
      <style:paragraph-properties fo:line-height="115.00%" fo:text-align="justify" fo:margin-bottom="10.00pt"/>
    </style:style>
    <style:style style:name="P20" style:family="paragraph">
      <style:paragraph-properties fo:line-height="100.00%" fo:text-align="justify" fo:margin-left="2.75pt" fo:text-indent="-2.75pt">
        <style:tab-stops>
          <style:tab-stop style:position="504.75pt"/>
        </style:tab-stops>
      </style:paragraph-properties>
    </style:style>
    <style:style style:name="P21" style:family="paragraph">
      <style:paragraph-properties fo:line-height="115.00%" fo:text-align="justify" fo:margin-bottom="10.00pt"/>
    </style:style>
    <style:style style:name="P22" style:family="paragraph">
      <style:paragraph-properties fo:line-height="100.00%" fo:text-align="justify" fo:margin-left="2.75pt" fo:text-indent="-2.75pt">
        <style:tab-stops>
          <style:tab-stop style:position="504.75pt"/>
        </style:tab-stops>
      </style:paragraph-properties>
    </style:style>
    <style:style style:name="P23" style:family="paragraph">
      <style:paragraph-properties fo:line-height="115.00%" fo:text-align="justify" fo:margin-bottom="10.00pt"/>
    </style:style>
    <style:style style:name="P24" style:family="paragraph">
      <style:paragraph-properties fo:line-height="100.00%" fo:text-align="justify" fo:margin-left="2.75pt" fo:text-indent="-2.75pt">
        <style:tab-stops>
          <style:tab-stop style:position="504.75pt"/>
        </style:tab-stops>
      </style:paragraph-properties>
    </style:style>
    <style:style style:name="P25" style:family="paragraph">
      <style:paragraph-properties fo:line-height="115.00%" fo:text-align="justify" fo:margin-bottom="10.00pt"/>
    </style:style>
    <style:style style:name="P26" style:family="paragraph">
      <style:paragraph-properties fo:line-height="100.00%" fo:text-align="justify" fo:margin-left="2.75pt" fo:text-indent="-2.75pt">
        <style:tab-stops>
          <style:tab-stop style:position="504.75pt"/>
        </style:tab-stops>
      </style:paragraph-properties>
    </style:style>
    <style:style style:name="P27" style:family="paragraph">
      <style:paragraph-properties fo:line-height="115.00%" fo:text-align="justify" fo:margin-bottom="10.00pt"/>
    </style:style>
    <style:style style:name="P28" style:family="paragraph">
      <style:paragraph-properties fo:line-height="100.00%" fo:text-align="justify" fo:margin-left="2.75pt" fo:text-indent="-2.75pt">
        <style:tab-stops>
          <style:tab-stop style:position="504.75pt"/>
        </style:tab-stops>
      </style:paragraph-properties>
    </style:style>
    <style:style style:name="P29" style:family="paragraph">
      <style:paragraph-properties fo:line-height="115.00%" fo:text-align="justify" fo:margin-bottom="10.00pt"/>
    </style:style>
    <style:style style:name="P30" style:family="paragraph">
      <style:paragraph-properties fo:line-height="100.00%" fo:text-align="justify" fo:margin-left="2.75pt" fo:text-indent="-2.75pt">
        <style:tab-stops>
          <style:tab-stop style:position="504.75pt"/>
        </style:tab-stops>
      </style:paragraph-properties>
    </style:style>
    <style:style style:name="P31" style:family="paragraph">
      <style:paragraph-properties fo:line-height="115.00%" fo:text-align="justify" fo:margin-bottom="10.00pt"/>
    </style:style>
    <style:style style:name="P32" style:family="paragraph">
      <style:paragraph-properties fo:line-height="100.00%" fo:text-align="justify" fo:margin-left="2.75pt" fo:text-indent="-2.75pt">
        <style:tab-stops>
          <style:tab-stop style:position="504.75pt"/>
        </style:tab-stops>
      </style:paragraph-properties>
    </style:style>
    <style:style style:name="P33" style:family="paragraph">
      <style:paragraph-properties fo:line-height="115.00%" fo:text-align="justify" fo:margin-bottom="10.00pt"/>
    </style:style>
    <style:style style:name="P34" style:family="paragraph">
      <style:paragraph-properties fo:line-height="100.00%" fo:text-align="justify" fo:margin-left="2.75pt" fo:text-indent="-2.75pt">
        <style:tab-stops>
          <style:tab-stop style:position="504.75pt"/>
        </style:tab-stops>
      </style:paragraph-properties>
    </style:style>
    <style:style style:name="P35" style:family="paragraph">
      <style:paragraph-properties fo:line-height="115.00%" fo:text-align="justify" fo:margin-bottom="10.00pt"/>
    </style:style>
    <style:style style:name="P36" style:family="paragraph">
      <style:paragraph-properties fo:line-height="100.00%" fo:text-align="justify" fo:margin-left="2.75pt" fo:text-indent="-2.75pt">
        <style:tab-stops>
          <style:tab-stop style:position="504.75pt"/>
        </style:tab-stops>
      </style:paragraph-properties>
    </style:style>
    <style:style style:name="P37" style:family="paragraph">
      <style:paragraph-properties fo:line-height="115.00%" fo:text-align="justify" fo:margin-bottom="10.00pt"/>
    </style:style>
    <style:style style:name="P38" style:family="paragraph">
      <style:paragraph-properties fo:line-height="100.00%" fo:text-align="justify" fo:margin-left="2.75pt" fo:text-indent="-2.75pt">
        <style:tab-stops>
          <style:tab-stop style:position="504.75pt"/>
        </style:tab-stops>
      </style:paragraph-properties>
    </style:style>
    <style:style style:name="P39" style:family="paragraph">
      <style:paragraph-properties fo:line-height="115.00%" fo:text-align="justify" fo:margin-bottom="10.00pt"/>
    </style:style>
    <style:style style:name="TableColumn0100" style:family="table-column">
      <style:table-column-properties style:column-width="7.048611in"/>
    </style:style>
    <style:style style:name="Table01" style:family="table">
      <style:table-properties style:width="7.0486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34722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13889in solid #000000" fo:padding-left="0.038194in" fo:padding-right="0.038194in" fo:vertical-align="top" fo:background-color="#ffffff"/>
    </style:style>
    <style:style style:name="TableColumn0200" style:family="table-column">
      <style:table-column-properties style:column-width="7.048611in"/>
    </style:style>
    <style:style style:name="Table02" style:family="table">
      <style:table-properties style:width="7.048611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300" style:family="table-column">
      <style:table-column-properties style:column-width="7.048611in"/>
    </style:style>
    <style:style style:name="Table03" style:family="table">
      <style:table-properties style:width="7.048611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400" style:family="table-column">
      <style:table-column-properties style:column-width="7.048611in"/>
    </style:style>
    <style:style style:name="Table04" style:family="table">
      <style:table-properties style:width="7.048611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500" style:family="table-column">
      <style:table-column-properties style:column-width="7.048611in"/>
    </style:style>
    <style:style style:name="Table05" style:family="table">
      <style:table-properties style:width="7.048611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600" style:family="table-column">
      <style:table-column-properties style:column-width="7.048611in"/>
    </style:style>
    <style:style style:name="Table06" style:family="table">
      <style:table-properties style:width="7.048611in" fo:margin-left="0.000000in" style:writing-mode="lr" table:align="left" style:may-break-between-rows="true"/>
    </style:style>
    <style:style style:name="TableRow0600" style:family="table-row">
      <style:table-row-properties style:min-row-height="1.050694in"/>
    </style:style>
    <style:style style:name="TableCell06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700" style:family="table-column">
      <style:table-column-properties style:column-width="7.048611in"/>
    </style:style>
    <style:style style:name="Table07" style:family="table">
      <style:table-properties style:width="7.048611in" fo:margin-left="0.000000in" style:writing-mode="lr" table:align="left" style:may-break-between-rows="true"/>
    </style:style>
    <style:style style:name="TableRow0700" style:family="table-row">
      <style:table-row-properties style:min-row-height="1.224306in"/>
    </style:style>
    <style:style style:name="TableCell07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800" style:family="table-column">
      <style:table-column-properties style:column-width="7.048611in"/>
    </style:style>
    <style:style style:name="Table08" style:family="table">
      <style:table-properties style:width="7.048611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style:style style:name="TableColumn0900" style:family="table-column">
      <style:table-column-properties style:column-width="7.048611in"/>
    </style:style>
    <style:style style:name="Table09" style:family="table">
      <style:table-properties style:width="7.048611in" fo:margin-left="0.000000in" style:writing-mode="lr" table:align="left" style:may-break-between-rows="true"/>
    </style:style>
    <style:style style:name="TableRow0900" style:family="table-row">
      <style:table-row-properties style:min-row-height="3.784722in"/>
    </style:style>
    <style:style style:name="TableCell090000" style:family="table-cell">
      <style:table-cell-properties fo:border-top="0.000694in solid #000000" fo:border-left="0.000694in solid #000000" fo:border-right="0.000694in solid #000000" fo:border-bottom="0.000694in solid #000000" fo:padding-left="0.038194in" fo:padding-right="0.038194in" fo:vertical-align="top" fo:background-color="#ffffff"/>
    </style:style>
  </office:automatic-styles>
  <office:body>
    <office:text>
      <table:table table:style-name="Table01">
        <table:table-column table:style-name="TableColumn0100"/>
        <table:table-row table:style-name="TableRow0100">
          <table:table-cell table:style-name="TableCell010000">
            <text:p text:style-name="P2"><draw:frame text:anchor-type="as-char" svg:width="177.01mm" svg:height="11.11mm" style:rel-width="scale" style:rel-height="scale"><draw:object-ole xlink:href="OleObj1"/><draw:image xlink:href="ObjectReplacements/OleObj1"/></draw:frame><text:span text:style-name="T2">Sistemas Operativos</text:span><text:span text:style-name="T3"/></text:p>
          </table:table-cell>
        </table:table-row>
        <table:table-row table:style-name="TableRow0101">
          <table:table-cell table:style-name="TableCell010100">
            <text:p text:style-name="P5"><text:span text:style-name="T4">Formulario de auto-evaluación</text:span></text:p>
            <text:p text:style-name="P5"><text:span text:style-name="T5">Modulo 2. Sesión 4. Comunicación entre procesos utilizando cauces</text:span><text:span text:style-name="T6"/></text:p>
          </table:table-cell>
        </table:table-row>
      </table:table>
      <text:p text:style-name="P7"><text:span text:style-name="T6"/></text:p>
      <text:p text:style-name="P7"><text:span text:style-name="T7">Nombre y apellidos: </text:span></text:p>
      <table:table table:style-name="Table02">
        <table:table-column table:style-name="TableColumn0200"/>
        <table:table-row table:style-name="TableRow0200">
          <table:table-cell table:style-name="TableCell020000">
            <text:p text:style-name="P9"><text:span text:style-name="T8"/></text:p>
          </table:table-cell>
        </table:table-row>
      </table:table>
      <text:p text:style-name="P11"><text:span text:style-name="T8"/></text:p>
      <text:p text:style-name="P11"><text:span text:style-name="T9">a) Cuestionario de actitud frente al trabajo.</text:span></text:p>
      <text:p text:style-name="P11"><text:span text:style-name="T10">El tiempo que he dedicado a la preparación de la sesión antes de asistir al laboratorio ha sido de …... minutos.</text:span></text:p>
      <text:p text:style-name="P11"><text:span text:style-name="T10">1. He resuelto todas las dudas que tenía antes de iniciar la sesión de prácticas: …... (si/no). En caso de haber contestado “no”, indica los motivos por los que no las has resuelto:</text:span></text:p>
      <table:table table:style-name="Table03">
        <table:table-column table:style-name="TableColumn0300"/>
        <table:table-row table:style-name="TableRow0300">
          <table:table-cell table:style-name="TableCell030000">
            <text:p text:style-name="P13"><text:span text:style-name="T11"/></text:p>
            <text:p text:style-name="P13"><text:span text:style-name="T11"/></text:p>
            <text:p text:style-name="P13"><text:span text:style-name="T11"/></text:p>
            <text:p text:style-name="P13"><text:span text:style-name="T11"/></text:p>
          </table:table-cell>
        </table:table-row>
      </table:table>
      <text:p text:style-name="P15"><text:span text:style-name="T11"/></text:p>
      <text:p text:style-name="P15"><text:span text:style-name="T12">2. Tengo que trabajar algo más los conceptos sobre:</text:span></text:p>
      <table:table table:style-name="Table04">
        <table:table-column table:style-name="TableColumn0400"/>
        <table:table-row table:style-name="TableRow0400">
          <table:table-cell table:style-name="TableCell040000">
            <text:p text:style-name="P17"><text:span text:style-name="T13"/></text:p>
            <text:p text:style-name="P17"><text:span text:style-name="T13"/></text:p>
            <text:p text:style-name="P17"><text:span text:style-name="T13"/></text:p>
            <text:p text:style-name="P17"><text:span text:style-name="T13"/></text:p>
          </table:table-cell>
        </table:table-row>
      </table:table>
      <text:p text:style-name="P19"><text:span text:style-name="T13"/></text:p>
      <text:p text:style-name="P19"><text:span text:style-name="T14">3. Comentarios y sugerencias:</text:span></text:p>
      <table:table table:style-name="Table05">
        <table:table-column table:style-name="TableColumn0500"/>
        <table:table-row table:style-name="TableRow0500">
          <table:table-cell table:style-name="TableCell050000">
            <text:p text:style-name="P21"><text:span text:style-name="T15"/></text:p>
            <text:p text:style-name="P21"><text:span text:style-name="T15"/></text:p>
            <text:p text:style-name="P21"><text:span text:style-name="T15"/></text:p>
            <text:p text:style-name="P21"><text:span text:style-name="T15"/></text:p>
          </table:table-cell>
        </table:table-row>
      </table:table>
      <text:p text:style-name="P23"><text:span text:style-name="T15"/></text:p>
      <text:p text:style-name="P23"><text:span text:style-name="T16">b) Cuestionario de conocimientos adquiridos.</text:span></text:p>
      <text:p text:style-name="P23"><text:span text:style-name="T17">Mi solución al<text:s/></text:span><text:span text:style-name="T18">ejercicio 1</text:span><text:span text:style-name="T19"><text:s/>ha sido:</text:span></text:p>
      <table:table table:style-name="Table06">
        <table:table-column table:style-name="TableColumn0600"/>
        <table:table-row table:style-name="TableRow0600">
          <table:table-cell table:style-name="TableCell060000">
            <text:p text:style-name="P25"><text:span text:style-name="T21">Primero debe ejecutarse el consumidorFIFO. Luego en otra terminal se debe ejecutar el productorFIFO pasando un string como argumento. En la terminal donde se esta ejecutando consumidorFIFO se puede ver como llega el mensaje a traves de la tuberia.</text:span></text:p>
            <text:p text:style-name="P25"><text:span text:style-name="T21">Se refleja en el sistema ya que el archivo pipe permanece en el directorio</text:span><text:span text:style-name="T22"/></text:p>
          </table:table-cell>
        </table:table-row>
      </table:table>
      <text:p text:style-name="P27"><text:span text:style-name="T22"/></text:p>
      <text:p text:style-name="P27"><text:span text:style-name="T23">Mi solución a la<text:s/></text:span><text:span text:style-name="T24">ejercicio 2</text:span><text:span text:style-name="T25"><text:s/>ha sido:</text:span></text:p>
      <table:table table:style-name="Table07">
        <table:table-column table:style-name="TableColumn0700"/>
        <table:table-row table:style-name="TableRow0700">
          <table:table-cell table:style-name="TableCell070000">
            <text:p text:style-name="P29"><text:span text:style-name="T27">Crea un cauce sin nombre con pipe y fd[2], (fd[0] lectura y fd[1] escritura). Luego hace un fork para crear un proceso hijo y cierra el descriptor de lectura en el proceso hijo. Luego envia el mensaje a traves del cauce usando el descriptor de escritura.</text:span></text:p>
            <text:p text:style-name="P29"><text:span text:style-name="T27">Finalmente se leen los datos desde el cauce</text:span><text:span text:style-name="T28"/></text:p>
          </table:table-cell>
        </table:table-row>
      </table:table>
      <text:p text:style-name="P31"><text:span text:style-name="T28"/></text:p>
      <text:p text:style-name="P31"><text:span text:style-name="T29">Mi solución a la<text:s/></text:span><text:span text:style-name="T30">ejercicio 4</text:span><text:span text:style-name="T31"><text:s/>ha sido:</text:span></text:p>
      <table:table table:style-name="Table08">
        <table:table-column table:style-name="TableColumn0800"/>
        <table:table-row table:style-name="TableRow0800">
          <table:table-cell table:style-name="TableCell080000">
            <text:p text:style-name="P33"><text:span text:style-name="T33">Los dos programas son iguales salvo que en el primero se usa close para cerrar la salida estandar y dup para duplicar el descriptor de escritura en el cauce, y el segundo dup2 que cierra el descriptor antiguo si es necesario</text:span></text:p>
            <text:p text:style-name="P33"><text:span text:style-name="T34"/></text:p>
            <text:p text:style-name="P33"><text:span text:style-name="T34"/></text:p>
            <text:p text:style-name="P33"><text:span text:style-name="T34"/></text:p>
          </table:table-cell>
        </table:table-row>
      </table:table>
      <text:p text:style-name="P35"><text:span text:style-name="T34"/></text:p>
      <text:p text:style-name="P35"><text:span text:style-name="T35">Mi solución a la<text:s/></text:span><text:span text:style-name="T36">ejercicio 5</text:span><text:span text:style-name="T37"><text:s/>ha sido:</text:span></text:p>
      <table:table table:style-name="Table09">
        <table:table-column table:style-name="TableColumn0900"/>
        <table:table-row table:style-name="TableRow0900">
          <table:table-cell table:style-name="TableCell090000">
            <text:p text:style-name="P37"><text:span text:style-name="T39">// Ejercicio 5</text:span></text:p>
            <text:p text:style-name="P37"><text:span text:style-name="T39">#include&lt;sys/types.h&gt;</text:span></text:p>
            <text:p text:style-name="P37"><text:span text:style-name="T39">#include&lt;unistd.h&gt;</text:span></text:p>
            <text:p text:style-name="P37"><text:span text:style-name="T39">#include&lt;stdio.h&gt;</text:span></text:p>
            <text:p text:style-name="P37"><text:span text:style-name="T39">#include&lt;errno.h&gt;</text:span></text:p>
            <text:p text:style-name="P37"><text:span text:style-name="T39">#include&lt;stdlib.h&gt;</text:span></text:p>
            <text:p text:style-name="P37"><text:span text:style-name="T39">#include&lt;fcntl.h&gt;</text:span></text:p>
            <text:p text:style-name="P37"><text:span text:style-name="T40"/></text:p>
            <text:p text:style-name="P37"><text:span text:style-name="T40"/></text:p>
            <text:p text:style-name="P37"><text:span text:style-name="T41">int main(int argc, char *argv[]) {</text:span></text:p>
            <text:p text:style-name="P37"><text:span text:style-name="T42"/></text:p>
            <text:p text:style-name="P37"><text:span text:style-name="T43"><text:s text:c="4"/>int i, estado;</text:span></text:p>
            <text:p text:style-name="P37"><text:span text:style-name="T43"><text:s text:c="4"/>pid_t pid;</text:span></text:p>
            <text:p text:style-name="P37"><text:span text:style-name="T43"><text:s text:c="4"/>int min1=0,max1=0,min2=0,max2=0;</text:span></text:p>
            <text:p text:style-name="P37"><text:span text:style-name="T43"><text:s text:c="4"/>int fd[2];</text:span></text:p>
            <text:p text:style-name="P37"><text:span text:style-name="T43"><text:s text:c="4"/>char *n[4];</text:span></text:p>
            <text:p text:style-name="P37"><text:span text:style-name="T43"><text:s text:c="4"/>char aux1[20];</text:span></text:p>
            <text:p text:style-name="P37"><text:span text:style-name="T43"><text:s text:c="4"/>char aux2[20];</text:span></text:p>
            <text:p text:style-name="P37"><text:span text:style-name="T43"><text:s text:c="4"/>char buffer[80];</text:span></text:p>
            <text:p text:style-name="P37"><text:span text:style-name="T43"><text:s text:c="4"/>int final=0;</text:span></text:p>
            <text:p text:style-name="P37"><text:span text:style-name="T43"><text:s text:c="4"/>if (argc==3) {//si los argumentos son correctos</text:span></text:p>
            <text:p text:style-name="P37"><text:span text:style-name="T43"><text:s text:c="8"/>min1=strtol(argv[1],NULL,10);//min1 es el primer argumento</text:span></text:p>
            <text:p text:style-name="P37"><text:span text:style-name="T43"><text:s text:c="8"/>max2=strtol(argv[2],NULL,10);//max2 es el segundo argumento</text:span></text:p>
            <text:p text:style-name="P37"><text:span text:style-name="T43"><text:s text:c="4"/>}</text:span></text:p>
            <text:p text:style-name="P37"><text:span text:style-name="T44"/></text:p>
            <text:p text:style-name="P37"><text:span text:style-name="T44"/></text:p>
            <text:p text:style-name="P37"><text:span text:style-name="T45"><text:s text:c="4"/>pipe(fd); // Llamada al sistema para crear un pipe</text:span></text:p>
            <text:p text:style-name="P37"><text:span text:style-name="T46"/></text:p>
            <text:p text:style-name="P37"><text:span text:style-name="T46"/></text:p>
            <text:p text:style-name="P37"><text:span text:style-name="T47">//se organizan los rangos</text:span></text:p>
            <text:p text:style-name="P37"><text:span text:style-name="T47"><text:s text:c="4"/>max1=(max2+min1)/2;//calculamos max1</text:span></text:p>
            <text:p text:style-name="P37"><text:span text:style-name="T47"><text:s text:c="4"/>min2=max1+1;//calculamos min2</text:span></text:p>
            <text:p text:style-name="P37"><text:span text:style-name="T47"><text:s text:c="4"/>printf("Esclavo1 calcula el rango %d, %d .\n",min1,max1);</text:span></text:p>
            <text:p text:style-name="P37"><text:span text:style-name="T47"><text:s text:c="4"/>sprintf(aux1,"%d",min1);</text:span></text:p>
            <text:p text:style-name="P37"><text:span text:style-name="T47"><text:s text:c="4"/>sprintf(aux2,"%d",max1);</text:span></text:p>
            <text:p text:style-name="P37"><text:span text:style-name="T48"/></text:p>
            <text:p text:style-name="P37"><text:span text:style-name="T49"><text:tab/>//creamos la cadena de caracteres para llamar al subprograma</text:span></text:p>
            <text:p text:style-name="P37"><text:span text:style-name="T49"><text:s text:c="4"/>n[0]="./primo";</text:span></text:p>
            <text:p text:style-name="P37"><text:span text:style-name="T49"><text:s text:c="4"/>n[1]=aux1;</text:span></text:p>
            <text:p text:style-name="P37"><text:span text:style-name="T49"><text:s text:c="4"/>n[2]=aux2;</text:span></text:p>
            <text:p text:style-name="P37"><text:span text:style-name="T49"><text:s text:c="4"/>n[3]=NULL;//hay que dejar const<text:s text:c="2"/>al final del vector.</text:span></text:p>
            <text:p text:style-name="P37"><text:span text:style-name="T50"/></text:p>
            <text:p text:style-name="P37"><text:span text:style-name="T51">//---------se lanza al primer hijo y calcula el primer rango--------------</text:span></text:p>
            <text:p text:style-name="P37"><text:span text:style-name="T52"/></text:p>
            <text:p text:style-name="P37"><text:span text:style-name="T53"><text:s text:c="4"/>if ((pid = fork())&lt;0) {//creamos un hijo</text:span></text:p>
            <text:p text:style-name="P37"><text:span text:style-name="T53"><text:s text:c="8"/>perror("Error en fork\n");</text:span></text:p>
            <text:p text:style-name="P37"><text:span text:style-name="T53"><text:s text:c="8"/>exit(-1);</text:span></text:p>
            <text:p text:style-name="P37"><text:span text:style-name="T53"><text:s text:c="4"/>}</text:span></text:p>
            <text:p text:style-name="P37"><text:span text:style-name="T53"><text:s text:c="4"/>if (pid==0) {//estamos en la ejecucion del hijo</text:span></text:p>
            <text:p text:style-name="P37"><text:span text:style-name="T53"><text:s text:c="8"/>//Establecer la dirección del flujo de datos en el cauce cerrando</text:span></text:p>
            <text:p text:style-name="P37"><text:span text:style-name="T53"><text:s text:c="8"/>// el descriptor de lectura de cauce en el proceso hijo</text:span></text:p>
            <text:p text:style-name="P37"><text:span text:style-name="T53"><text:s text:c="8"/>close(fd[0]);</text:span></text:p>
            <text:p text:style-name="P37"><text:span text:style-name="T54"/></text:p>
            <text:p text:style-name="P37"><text:span text:style-name="T55"><text:s text:c="8"/>//Redirigir la salida estándar para enviar datos al cauce</text:span></text:p>
            <text:p text:style-name="P37"><text:span text:style-name="T55"><text:s text:c="8"/>//--------------------------------------------------------</text:span></text:p>
            <text:p text:style-name="P37"><text:span text:style-name="T55"><text:s text:c="8"/>//Cerrar la salida estándar del proceso hijo</text:span></text:p>
            <text:p text:style-name="P37"><text:span text:style-name="T55"><text:s text:c="8"/>close(STDOUT_FILENO);</text:span></text:p>
            <text:p text:style-name="P37"><text:span text:style-name="T56"/></text:p>
            <text:p text:style-name="P37"><text:span text:style-name="T57"><text:s text:c="8"/>//Duplicar el descriptor de escritura en cauce en el descriptor</text:span></text:p>
            <text:p text:style-name="P37"><text:span text:style-name="T57"><text:s text:c="8"/>//correspondiente a la salida estándar (stdout)</text:span></text:p>
            <text:p text:style-name="P37"><text:span text:style-name="T57"><text:s text:c="8"/>dup(fd[1]);</text:span></text:p>
            <text:p text:style-name="P37"><text:span text:style-name="T57"><text:s text:c="8"/>if ((execv("./primo",n))&lt;0) {//ejecutamos el subprigrma primo con los argumentos almacenados en el vectro de caracteres n</text:span></text:p>
            <text:p text:style-name="P37"><text:span text:style-name="T57"><text:s text:c="12"/>perror("\nError en el execv");</text:span></text:p>
            <text:p text:style-name="P37"><text:span text:style-name="T57"><text:s text:c="12"/>exit(-1);</text:span></text:p>
            <text:p text:style-name="P37"><text:span text:style-name="T57"><text:s text:c="8"/>}</text:span></text:p>
            <text:p text:style-name="P37"><text:span text:style-name="T57"><text:s text:c="8"/>exit(0);</text:span></text:p>
            <text:p text:style-name="P37"><text:span text:style-name="T57"><text:s text:c="4"/>}</text:span></text:p>
            <text:p text:style-name="P37"><text:span text:style-name="T58"/></text:p>
            <text:p text:style-name="P37"><text:span text:style-name="T58"/></text:p>
            <text:p text:style-name="P37"><text:span text:style-name="T58"/></text:p>
            <text:p text:style-name="P37"><text:span text:style-name="T59"><text:s text:c="4"/>sleep(1);//hacemos sleep para que se puedan aprecias las ejecuciones de los esclavos</text:span></text:p>
            <text:p text:style-name="P37"><text:span text:style-name="T60"/></text:p>
            <text:p text:style-name="P37"><text:span text:style-name="T61"><text:tab/>// calcula el segundo rango--------------</text:span></text:p>
            <text:p text:style-name="P37"><text:span text:style-name="T62"/></text:p>
            <text:p text:style-name="P37"><text:span text:style-name="T63"><text:s text:c="4"/>printf("Esclavo2 calcula el rango %d, %d .\n",min2,max2);</text:span></text:p>
            <text:p text:style-name="P37"><text:span text:style-name="T63"><text:s text:c="4"/>sprintf(aux1,"%d",min2);</text:span></text:p>
            <text:p text:style-name="P37"><text:span text:style-name="T63"><text:s text:c="4"/>sprintf(aux2,"%d",max2);</text:span></text:p>
            <text:p text:style-name="P37"><text:span text:style-name="T63"><text:tab/>//creamos la cadena de caracteres para llamar al subprograma</text:span></text:p>
            <text:p text:style-name="P37"><text:span text:style-name="T63"><text:s text:c="4"/>n[0]="./primo";</text:span></text:p>
            <text:p text:style-name="P37"><text:span text:style-name="T63"><text:s text:c="4"/>n[1]=aux1;</text:span></text:p>
            <text:p text:style-name="P37"><text:span text:style-name="T63"><text:s text:c="4"/>n[2]=aux2;</text:span></text:p>
            <text:p text:style-name="P37"><text:span text:style-name="T63"><text:s text:c="4"/>n[3]=NULL;//hay que dejar const<text:s text:c="2"/>al final del vector.</text:span></text:p>
            <text:p text:style-name="P37"><text:span text:style-name="T64"/></text:p>
            <text:p text:style-name="P37"><text:span text:style-name="T64"/></text:p>
            <text:p text:style-name="P37"><text:span text:style-name="T65"><text:tab/>//---------se lanza al segundo hijo</text:span></text:p>
            <text:p text:style-name="P37"><text:span text:style-name="T65"><text:s text:c="4"/>if ((pid = fork())&lt;0) {//creamos el hijo</text:span></text:p>
            <text:p text:style-name="P37"><text:span text:style-name="T65"><text:s text:c="8"/>perror("Error en fork\n");</text:span></text:p>
            <text:p text:style-name="P37"><text:span text:style-name="T65"><text:s text:c="8"/>exit(-1);</text:span></text:p>
            <text:p text:style-name="P37"><text:span text:style-name="T65"><text:s text:c="4"/>}</text:span></text:p>
            <text:p text:style-name="P37"><text:span text:style-name="T65"><text:s text:c="4"/>if (pid==0) {//estmaos en la ejecucion del hijo</text:span></text:p>
            <text:p text:style-name="P37"><text:span text:style-name="T65"><text:s text:c="8"/>//Establecer la dirección del flujo de datos en el cauce cerrando</text:span></text:p>
            <text:p text:style-name="P37"><text:span text:style-name="T65"><text:s text:c="8"/>// el descriptor de lectura de cauce en el proceso hijo</text:span></text:p>
            <text:p text:style-name="P37"><text:span text:style-name="T65"><text:s text:c="8"/>close(fd[0]);</text:span></text:p>
            <text:p text:style-name="P37"><text:span text:style-name="T66"/></text:p>
            <text:p text:style-name="P37"><text:span text:style-name="T67"><text:s text:c="8"/>//Redirigir la salida estándar para enviar datos al cauce</text:span></text:p>
            <text:p text:style-name="P37"><text:span text:style-name="T67"><text:s text:c="8"/>//--------------------------------------------------------</text:span></text:p>
            <text:p text:style-name="P37"><text:span text:style-name="T67"><text:s text:c="8"/>//Cerrar la salida estándar del proceso hijo</text:span></text:p>
            <text:p text:style-name="P37"><text:span text:style-name="T67"><text:s text:c="8"/>close(STDOUT_FILENO);</text:span></text:p>
            <text:p text:style-name="P37"><text:span text:style-name="T68"/></text:p>
            <text:p text:style-name="P37"><text:span text:style-name="T69"><text:s text:c="8"/>//Duplicar el descriptor de escritura en cauce en el descriptor</text:span></text:p>
            <text:p text:style-name="P37"><text:span text:style-name="T69"><text:s text:c="8"/>//correspondiente a la salida estándar (stdout)</text:span></text:p>
            <text:p text:style-name="P37"><text:span text:style-name="T69"><text:s text:c="8"/>dup(fd[1]);</text:span></text:p>
            <text:p text:style-name="P37"><text:span text:style-name="T69"><text:s text:c="8"/>if ((execv("./primo",n))&lt;0) {//ejecutamos el subprograma primo con los argumentos almacenados en el vectro de caracteres n</text:span></text:p>
            <text:p text:style-name="P37"><text:span text:style-name="T69"><text:s text:c="12"/>perror("\nError en el execv");</text:span></text:p>
            <text:p text:style-name="P37"><text:span text:style-name="T69"><text:s text:c="12"/>exit(-1);</text:span></text:p>
            <text:p text:style-name="P37"><text:span text:style-name="T69"><text:s text:c="8"/>}</text:span></text:p>
            <text:p text:style-name="P37"><text:span text:style-name="T69"><text:s text:c="8"/>exit(0);</text:span></text:p>
            <text:p text:style-name="P37"><text:span text:style-name="T69"><text:s text:c="4"/>}</text:span></text:p>
            <text:p text:style-name="P37"><text:span text:style-name="T70"/></text:p>
            <text:p text:style-name="P37"><text:span text:style-name="T70"/></text:p>
            <text:p text:style-name="P37"><text:span text:style-name="T71"><text:s text:c="4"/>sleep(1);</text:span></text:p>
            <text:p text:style-name="P37"><text:span text:style-name="T71"><text:s text:c="4"/>//esperamos a que termine los hijos.</text:span></text:p>
            <text:p text:style-name="P37"><text:span text:style-name="T71"><text:s text:c="4"/>pid=wait(&amp;estado);</text:span></text:p>
            <text:p text:style-name="P37"><text:span text:style-name="T71"><text:s text:c="4"/>//pid=wait(&amp;estado);</text:span></text:p>
            <text:p text:style-name="P37"><text:span text:style-name="T72"/></text:p>
            <text:p text:style-name="P37"><text:span text:style-name="T72"/></text:p>
            <text:p text:style-name="P37"><text:span text:style-name="T73"><text:s text:c="4"/>// Estoy en el proceso padre porque PID != 0</text:span></text:p>
            <text:p text:style-name="P37"><text:span text:style-name="T74"/></text:p>
            <text:p text:style-name="P37"><text:span text:style-name="T75"><text:s text:c="4"/>//Establecer la dirección del flujo de datos en el cauce cerrando</text:span></text:p>
            <text:p text:style-name="P37"><text:span text:style-name="T75"><text:s text:c="4"/>// el descriptor de escritura en el cauce del proceso padre.</text:span></text:p>
            <text:p text:style-name="P37"><text:span text:style-name="T75"><text:s text:c="4"/>close(fd[1]);</text:span></text:p>
            <text:p text:style-name="P37"><text:span text:style-name="T76"/></text:p>
            <text:p text:style-name="P37"><text:span text:style-name="T77"><text:s text:c="4"/>//Redirigir la entrada estándar para tomar los datos del cauce.</text:span></text:p>
            <text:p text:style-name="P37"><text:span text:style-name="T77"><text:s text:c="4"/>//Cerrar la entrada estándar del proceso padre</text:span></text:p>
            <text:p text:style-name="P37"><text:span text:style-name="T77"><text:s text:c="4"/>close(STDIN_FILENO);</text:span></text:p>
            <text:p text:style-name="P37"><text:span text:style-name="T78"/></text:p>
            <text:p text:style-name="P37"><text:span text:style-name="T79"><text:s text:c="4"/>//Duplicar el descriptor de lectura de cauce en el descriptor</text:span></text:p>
            <text:p text:style-name="P37"><text:span text:style-name="T79"><text:s text:c="4"/>//correspondiente a la entrada estándar (stdin)</text:span></text:p>
            <text:p text:style-name="P37"><text:span text:style-name="T79"><text:s text:c="4"/>dup(fd[0]);</text:span></text:p>
            <text:p text:style-name="P37"><text:span text:style-name="T79"><text:s text:c="4"/>if ((final=read(fd[0],buffer,sizeof(buffer)))&lt;0) {</text:span></text:p>
            <text:p text:style-name="P37"><text:span text:style-name="T79"><text:s text:c="8"/>perror("\nError en el read");</text:span></text:p>
            <text:p text:style-name="P37"><text:span text:style-name="T79"><text:s text:c="8"/>exit(-1);</text:span></text:p>
            <text:p text:style-name="P37"><text:span text:style-name="T79"><text:s text:c="4"/>}</text:span></text:p>
            <text:p text:style-name="P37"><text:span text:style-name="T79"><text:s text:c="4"/>else { //pasamos buffer a otra cadena ya que buffer tiene basura al final.</text:span></text:p>
            <text:p text:style-name="P37"><text:span text:style-name="T79"><text:s text:c="8"/>char salida[final];</text:span></text:p>
            <text:p text:style-name="P37"><text:span text:style-name="T79"><text:s text:c="8"/>for(i=0; i&lt;=final; i++) {</text:span></text:p>
            <text:p text:style-name="P37"><text:span text:style-name="T79"><text:s text:c="12"/>salida[i]=buffer[i];</text:span></text:p>
            <text:p text:style-name="P37"><text:span text:style-name="T79"><text:s text:c="8"/>}</text:span></text:p>
            <text:p text:style-name="P37"><text:span text:style-name="T79"><text:s text:c="8"/>printf("\nLos primos en el rango (%d, %d), son:\n%s", min1, max2, salida);//mostramso la salida.</text:span></text:p>
            <text:p text:style-name="P37"><text:span text:style-name="T79"><text:s text:c="4"/>}</text:span></text:p>
            <text:p text:style-name="P37"><text:span text:style-name="T80"/></text:p>
            <text:p text:style-name="P37"><text:span text:style-name="T81"><text:s text:c="4"/>return 0;</text:span></text:p>
            <text:p text:style-name="P37"><text:span text:style-name="T81">}</text:span></text:p>
            <text:p text:style-name="P37"><text:span text:style-name="T82"/></text:p>
            <text:p text:style-name="P37"><text:span text:style-name="T82"/></text:p>
            <text:p text:style-name="P37"><text:span text:style-name="T82"/></text:p>
            <text:p text:style-name="P37"><text:span text:style-name="T82"/></text:p>
            <text:p text:style-name="P37"><text:span text:style-name="T82"/></text:p>
            <text:p text:style-name="P37"><text:span text:style-name="T83">// Primos</text:span></text:p>
            <text:p text:style-name="P37"><text:span text:style-name="T83">#include&lt;sys/types.h&gt;</text:span></text:p>
            <text:p text:style-name="P37"><text:span text:style-name="T83">#include&lt;fcntl.h&gt;</text:span></text:p>
            <text:p text:style-name="P37"><text:span text:style-name="T83">#include&lt;unistd.h&gt;</text:span></text:p>
            <text:p text:style-name="P37"><text:span text:style-name="T83">#include&lt;stdio.h&gt;</text:span></text:p>
            <text:p text:style-name="P37"><text:span text:style-name="T83">#include&lt;stdlib.h&gt;</text:span></text:p>
            <text:p text:style-name="P37"><text:span text:style-name="T83">#include&lt;errno.h&gt;</text:span></text:p>
            <text:p text:style-name="P37"><text:span text:style-name="T83">#include&lt;math.h&gt;</text:span></text:p>
            <text:p text:style-name="P37"><text:span text:style-name="T83">int es_primo(int x) {</text:span></text:p>
            <text:p text:style-name="P37"><text:span text:style-name="T83"><text:s text:c="4"/>int b=1;</text:span></text:p>
            <text:p text:style-name="P37"><text:span text:style-name="T83"><text:s text:c="4"/>int c;</text:span></text:p>
            <text:p text:style-name="P37"><text:span text:style-name="T83"><text:s text:c="4"/>for(c=2; c&lt;x &amp;&amp;b==1; c+=2) {</text:span></text:p>
            <text:p text:style-name="P37"><text:span text:style-name="T83"><text:s text:c="8"/>if(x%c==0) b=0;</text:span></text:p>
            <text:p text:style-name="P37"><text:span text:style-name="T83"><text:s text:c="4"/>}</text:span></text:p>
            <text:p text:style-name="P37"><text:span text:style-name="T83"><text:s text:c="4"/>return b;</text:span></text:p>
            <text:p text:style-name="P37"><text:span text:style-name="T83">}</text:span></text:p>
            <text:p text:style-name="P37"><text:span text:style-name="T84"/></text:p>
            <text:p text:style-name="P37"><text:span text:style-name="T84"/></text:p>
            <text:p text:style-name="P37"><text:span text:style-name="T85">int main(int argc, char *argv[]) {</text:span></text:p>
            <text:p text:style-name="P37"><text:span text:style-name="T85"><text:s text:c="4"/>int min,max;</text:span></text:p>
            <text:p text:style-name="P37"><text:span text:style-name="T85"><text:s text:c="4"/>if(argc&gt;1) {//si los argumentos son correctos</text:span></text:p>
            <text:p text:style-name="P37"><text:span text:style-name="T85"><text:s text:c="8"/>int i;</text:span></text:p>
            <text:p text:style-name="P37"><text:span text:style-name="T85"><text:s text:c="8"/>min=strtol(argv[1],NULL,10);//min es el primer argumento</text:span></text:p>
            <text:p text:style-name="P37"><text:span text:style-name="T85"><text:s text:c="8"/>max=strtol(argv[2],NULL,10);//max es el segundo argumento</text:span></text:p>
            <text:p text:style-name="P37"><text:span text:style-name="T86"/></text:p>
            <text:p text:style-name="P37"><text:span text:style-name="T87"><text:s text:c="8"/>for(i=min; i&lt;=max; i++) {//devuelve los numeros primos entre el intervalo de [min,max]</text:span></text:p>
            <text:p text:style-name="P37"><text:span text:style-name="T87"><text:s text:c="12"/>if(es_primo(i)==1) {</text:span></text:p>
            <text:p text:style-name="P37"><text:span text:style-name="T87"><text:s text:c="16"/>printf("%d\n",i);</text:span></text:p>
            <text:p text:style-name="P37"><text:span text:style-name="T87"><text:s text:c="12"/>}</text:span></text:p>
            <text:p text:style-name="P37"><text:span text:style-name="T87"><text:s text:c="8"/>}</text:span></text:p>
            <text:p text:style-name="P37"><text:span text:style-name="T87"><text:s text:c="4"/>}</text:span></text:p>
            <text:p text:style-name="P37"><text:span text:style-name="T87"><text:s text:c="4"/>else{//si los argumentos no son correctos</text:span></text:p>
            <text:p text:style-name="P37"><text:span text:style-name="T87"><text:tab/><text:tab/>printf("faltan argumentos");</text:span></text:p>
            <text:p text:style-name="P37"><text:span text:style-name="T87"><text:tab/><text:s text:c="3"/>exit(0);</text:span></text:p>
            <text:p text:style-name="P37"><text:span text:style-name="T87"><text:tab/>}</text:span></text:p>
            <text:p text:style-name="P37"><text:span text:style-name="T87"><text:tab/>return 0;</text:span></text:p>
            <text:p text:style-name="P37"><text:span text:style-name="T87">}</text:span></text:p>
            <text:p text:style-name="P37"><text:span text:style-name="T88"/></text:p>
            <text:p text:style-name="P37"><text:span text:style-name="T88"/></text:p>
            <text:p text:style-name="P37"><text:span text:style-name="T88"/></text:p>
          </table:table-cell>
        </table:table-row>
      </table:table>
      <text:p text:style-name="P39"><text:span text:style-name="T8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